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731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874cm"/>
    </style:style>
    <style:style style:name="co5" style:family="table-column">
      <style:table-column-properties fo:break-before="auto" style:column-width="1.958cm"/>
    </style:style>
    <style:style style:name="co6" style:family="table-column">
      <style:table-column-properties fo:break-before="auto" style:column-width="5.99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3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2pt" style:font-size-asian="12pt" style:font-size-complex="12pt"/>
    </style:style>
    <style:style style:name="ce3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9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0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4" style:family="table-cell" style:parent-style-name="Default" style:data-style-name="N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oy" table:style-name="ta1">
        <table:table-column table:style-name="co1" table:default-cell-style-name="ce36"/>
        <table:table-column table:style-name="co2" table:default-cell-style-name="ce36"/>
        <table:table-column table:style-name="co3" table:number-columns-repeated="1022" table:default-cell-style-name="ce36"/>
        <table:table-row table:style-name="ro1">
          <table:table-cell table:style-name="ce31" office:value-type="string" calcext:value-type="string">
            <text:p>INTERGROWTH_Boy</text:p>
          </table:table-cell>
          <table:table-cell table:style-name="ce37" office:value-type="string" calcext:value-type="string">
            <text:p>P10</text:p>
          </table:table-cell>
          <table:table-cell table:number-columns-repeated="1022"/>
        </table:table-row>
        <table:table-row table:style-name="ro1">
          <table:table-cell table:style-name="ce32" office:value-type="string" calcext:value-type="string">
            <text:p>24+0</text:p>
          </table:table-cell>
          <table:table-cell table:style-name="ce38" office:value-type="float" office:value="0.5" calcext:value-type="float">
            <text:p>0,50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25+0</text:p>
          </table:table-cell>
          <table:table-cell table:style-name="ce39" office:value-type="float" office:value="0.57" calcext:value-type="float">
            <text:p>0,57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26+0</text:p>
          </table:table-cell>
          <table:table-cell table:style-name="ce39" office:value-type="float" office:value="0.65" calcext:value-type="float">
            <text:p>0,65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27+0</text:p>
          </table:table-cell>
          <table:table-cell table:style-name="ce39" office:value-type="float" office:value="0.74" calcext:value-type="float">
            <text:p>0,74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28+0</text:p>
          </table:table-cell>
          <table:table-cell table:style-name="ce39" office:value-type="float" office:value="0.84" calcext:value-type="float">
            <text:p>0,84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29+0</text:p>
          </table:table-cell>
          <table:table-cell table:style-name="ce39" office:value-type="float" office:value="0.95" calcext:value-type="float">
            <text:p>0,95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30+0</text:p>
          </table:table-cell>
          <table:table-cell table:style-name="ce39" office:value-type="float" office:value="1.07" calcext:value-type="float">
            <text:p>1,07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31+0</text:p>
          </table:table-cell>
          <table:table-cell table:style-name="ce39" office:value-type="float" office:value="1.21" calcext:value-type="float">
            <text:p>1,21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32+0</text:p>
          </table:table-cell>
          <table:table-cell table:style-name="ce39" office:value-type="float" office:value="1.36" calcext:value-type="float">
            <text:p>1,36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33+0</text:p>
          </table:table-cell>
          <table:table-cell table:style-name="ce40" office:value-type="float" office:value="1.43" calcext:value-type="float">
            <text:p>1,43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34+0</text:p>
          </table:table-cell>
          <table:table-cell table:style-name="ce41" office:value-type="float" office:value="1.71" calcext:value-type="float">
            <text:p>1,71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35+0</text:p>
          </table:table-cell>
          <table:table-cell table:style-name="ce41" office:value-type="float" office:value="1.95" calcext:value-type="float">
            <text:p>1,95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36+0</text:p>
          </table:table-cell>
          <table:table-cell table:style-name="ce41" office:value-type="float" office:value="2.18" calcext:value-type="float">
            <text:p>2,18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37+0</text:p>
          </table:table-cell>
          <table:table-cell table:style-name="ce41" office:value-type="float" office:value="2.38" calcext:value-type="float">
            <text:p>2,38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38+0</text:p>
          </table:table-cell>
          <table:table-cell table:style-name="ce41" office:value-type="float" office:value="2.57" calcext:value-type="float">
            <text:p>2,57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39+0</text:p>
          </table:table-cell>
          <table:table-cell table:style-name="ce41" office:value-type="float" office:value="2.73" calcext:value-type="float">
            <text:p>2,73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40+0</text:p>
          </table:table-cell>
          <table:table-cell table:style-name="ce41" office:value-type="float" office:value="2.88" calcext:value-type="float">
            <text:p>2,88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41+0</text:p>
          </table:table-cell>
          <table:table-cell table:style-name="ce41" office:value-type="float" office:value="3.01" calcext:value-type="float">
            <text:p>3,01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42+0</text:p>
          </table:table-cell>
          <table:table-cell table:style-name="ce41" office:value-type="float" office:value="3.12" calcext:value-type="float">
            <text:p>3,12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irl" table:style-name="ta1">
        <table:table-column table:style-name="co4" table:default-cell-style-name="ce36"/>
        <table:table-column table:style-name="co5" table:default-cell-style-name="ce36"/>
        <table:table-column table:style-name="co3" table:number-columns-repeated="1022" table:default-cell-style-name="ce36"/>
        <table:table-row table:style-name="ro1">
          <table:table-cell table:style-name="ce42" office:value-type="string" calcext:value-type="string">
            <text:p>INTERGROWTH_Girl</text:p>
          </table:table-cell>
          <table:table-cell table:style-name="ce43" office:value-type="string" calcext:value-type="string">
            <text:p>P10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24+0</text:p>
          </table:table-cell>
          <table:table-cell table:style-name="ce40" office:value-type="float" office:value="0.47" calcext:value-type="float">
            <text:p>0,47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25+0</text:p>
          </table:table-cell>
          <table:table-cell table:style-name="ce41" office:value-type="float" office:value="0.54" calcext:value-type="float">
            <text:p>0,54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26+0</text:p>
          </table:table-cell>
          <table:table-cell table:style-name="ce41" office:value-type="float" office:value="0.61" calcext:value-type="float">
            <text:p>0,61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27+0</text:p>
          </table:table-cell>
          <table:table-cell table:style-name="ce41" office:value-type="float" office:value="0.7" calcext:value-type="float">
            <text:p>0,70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28+0</text:p>
          </table:table-cell>
          <table:table-cell table:style-name="ce41" office:value-type="float" office:value="0.79" calcext:value-type="float">
            <text:p>0,79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29+0</text:p>
          </table:table-cell>
          <table:table-cell table:style-name="ce41" office:value-type="float" office:value="0.9" calcext:value-type="float">
            <text:p>0,90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30+0</text:p>
          </table:table-cell>
          <table:table-cell table:style-name="ce41" office:value-type="float" office:value="1.01" calcext:value-type="float">
            <text:p>1,01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31+0</text:p>
          </table:table-cell>
          <table:table-cell table:style-name="ce41" office:value-type="float" office:value="1.14" calcext:value-type="float">
            <text:p>1,14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32+0</text:p>
          </table:table-cell>
          <table:table-cell table:style-name="ce41" office:value-type="float" office:value="1.28" calcext:value-type="float">
            <text:p>1,28</text:p>
          </table:table-cell>
          <table:table-cell table:number-columns-repeated="1022"/>
        </table:table-row>
        <table:table-row table:style-name="ro1">
          <table:table-cell table:style-name="ce34" office:value-type="string" calcext:value-type="string">
            <text:p>33+0</text:p>
          </table:table-cell>
          <table:table-cell table:style-name="ce44" office:value-type="float" office:value="1.41" calcext:value-type="float">
            <text:p>1,41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34+0</text:p>
          </table:table-cell>
          <table:table-cell table:style-name="ce45" office:value-type="float" office:value="1.68" calcext:value-type="float">
            <text:p>1,68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35+0</text:p>
          </table:table-cell>
          <table:table-cell table:style-name="ce45" office:value-type="float" office:value="1.92" calcext:value-type="float">
            <text:p>1,92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36+0</text:p>
          </table:table-cell>
          <table:table-cell table:style-name="ce45" office:value-type="float" office:value="2.14" calcext:value-type="float">
            <text:p>2,14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37+0</text:p>
          </table:table-cell>
          <table:table-cell table:style-name="ce45" office:value-type="float" office:value="2.33" calcext:value-type="float">
            <text:p>2,33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38+0</text:p>
          </table:table-cell>
          <table:table-cell table:style-name="ce45" office:value-type="float" office:value="2.5" calcext:value-type="float">
            <text:p>2,50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39+0</text:p>
          </table:table-cell>
          <table:table-cell table:style-name="ce45" office:value-type="float" office:value="2.65" calcext:value-type="float">
            <text:p>2,65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40+0</text:p>
          </table:table-cell>
          <table:table-cell table:style-name="ce45" office:value-type="float" office:value="2.78" calcext:value-type="float">
            <text:p>2,78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41+0</text:p>
          </table:table-cell>
          <table:table-cell table:style-name="ce45" office:value-type="float" office:value="2.89" calcext:value-type="float">
            <text:p>2,89</text:p>
          </table:table-cell>
          <table:table-cell table:number-columns-repeated="1022"/>
        </table:table-row>
        <table:table-row table:style-name="ro1">
          <table:table-cell table:style-name="ce35" office:value-type="string" calcext:value-type="string">
            <text:p>42+0</text:p>
          </table:table-cell>
          <table:table-cell table:style-name="ce45" office:value-type="float" office:value="2.98" calcext:value-type="float">
            <text:p>2,98</text:p>
          </table:table-cell>
          <table:table-cell table:number-columns-repeated="1022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TERGROWTH_Boy_Girl" table:style-name="ta1">
        <table:table-column table:style-name="co3" table:default-cell-style-name="ce35"/>
        <table:table-column table:style-name="co6" table:number-columns-repeated="2" table:default-cell-style-name="ce38"/>
        <table:table-column table:style-name="co6" table:default-cell-style-name="Default"/>
        <table:table-row table:style-name="ro1">
          <table:table-cell table:style-name="ce31" office:value-type="string" calcext:value-type="string">
            <text:p>Semana</text:p>
          </table:table-cell>
          <table:table-cell table:style-name="ce37" office:value-type="string" calcext:value-type="string">
            <text:p>INTERGROWTH_Girl_10</text:p>
          </table:table-cell>
          <table:table-cell table:style-name="ce37" office:value-type="string" calcext:value-type="string">
            <text:p>INTERGROWTH_Boy_10</text:p>
          </table:table-cell>
          <table:table-cell/>
        </table:table-row>
        <table:table-row table:style-name="ro1">
          <table:table-cell table:style-name="ce32" office:value-type="string" calcext:value-type="string">
            <text:p>24+0</text:p>
          </table:table-cell>
          <table:table-cell table:formula="of:=[$Girl.B2]*1000" office:value-type="float" office:value="470" calcext:value-type="float">
            <text:p>470,00</text:p>
          </table:table-cell>
          <table:table-cell table:formula="of:=[$Boy.B2]*1000" office:value-type="float" office:value="500" calcext:value-type="float">
            <text:p>500,00</text:p>
          </table:table-cell>
          <table:table-cell/>
        </table:table-row>
        <table:table-row table:style-name="ro1">
          <table:table-cell table:style-name="ce33" office:value-type="string" calcext:value-type="string">
            <text:p>25+0</text:p>
          </table:table-cell>
          <table:table-cell table:formula="of:=[$Girl.B3]*1000" office:value-type="float" office:value="540" calcext:value-type="float">
            <text:p>540,00</text:p>
          </table:table-cell>
          <table:table-cell table:formula="of:=[$Boy.B3]*1000" office:value-type="float" office:value="570" calcext:value-type="float">
            <text:p>570,00</text:p>
          </table:table-cell>
          <table:table-cell/>
        </table:table-row>
        <table:table-row table:style-name="ro1">
          <table:table-cell table:style-name="ce33" office:value-type="string" calcext:value-type="string">
            <text:p>26+0</text:p>
          </table:table-cell>
          <table:table-cell table:formula="of:=[$Girl.B4]*1000" office:value-type="float" office:value="610" calcext:value-type="float">
            <text:p>610,00</text:p>
          </table:table-cell>
          <table:table-cell table:formula="of:=[$Boy.B4]*1000" office:value-type="float" office:value="650" calcext:value-type="float">
            <text:p>650,00</text:p>
          </table:table-cell>
          <table:table-cell/>
        </table:table-row>
        <table:table-row table:style-name="ro1">
          <table:table-cell table:style-name="ce33" office:value-type="string" calcext:value-type="string">
            <text:p>27+0</text:p>
          </table:table-cell>
          <table:table-cell table:formula="of:=[$Girl.B5]*1000" office:value-type="float" office:value="700" calcext:value-type="float">
            <text:p>700,00</text:p>
          </table:table-cell>
          <table:table-cell table:formula="of:=[$Boy.B5]*1000" office:value-type="float" office:value="740" calcext:value-type="float">
            <text:p>740,00</text:p>
          </table:table-cell>
          <table:table-cell/>
        </table:table-row>
        <table:table-row table:style-name="ro1">
          <table:table-cell table:style-name="ce33" office:value-type="string" calcext:value-type="string">
            <text:p>28+0</text:p>
          </table:table-cell>
          <table:table-cell table:formula="of:=[$Girl.B6]*1000" office:value-type="float" office:value="790" calcext:value-type="float">
            <text:p>790,00</text:p>
          </table:table-cell>
          <table:table-cell table:formula="of:=[$Boy.B6]*1000" office:value-type="float" office:value="840" calcext:value-type="float">
            <text:p>840,00</text:p>
          </table:table-cell>
          <table:table-cell/>
        </table:table-row>
        <table:table-row table:style-name="ro1">
          <table:table-cell table:style-name="ce33" office:value-type="string" calcext:value-type="string">
            <text:p>29+0</text:p>
          </table:table-cell>
          <table:table-cell table:formula="of:=[$Girl.B7]*1000" office:value-type="float" office:value="900" calcext:value-type="float">
            <text:p>900,00</text:p>
          </table:table-cell>
          <table:table-cell table:formula="of:=[$Boy.B7]*1000" office:value-type="float" office:value="950" calcext:value-type="float">
            <text:p>950,00</text:p>
          </table:table-cell>
          <table:table-cell/>
        </table:table-row>
        <table:table-row table:style-name="ro1">
          <table:table-cell table:style-name="ce33" office:value-type="string" calcext:value-type="string">
            <text:p>30+0</text:p>
          </table:table-cell>
          <table:table-cell table:formula="of:=[$Girl.B8]*1000" office:value-type="float" office:value="1010" calcext:value-type="float">
            <text:p>1010,00</text:p>
          </table:table-cell>
          <table:table-cell table:formula="of:=[$Boy.B8]*1000" office:value-type="float" office:value="1070" calcext:value-type="float">
            <text:p>1070,00</text:p>
          </table:table-cell>
          <table:table-cell/>
        </table:table-row>
        <table:table-row table:style-name="ro1">
          <table:table-cell table:style-name="ce33" office:value-type="string" calcext:value-type="string">
            <text:p>31+0</text:p>
          </table:table-cell>
          <table:table-cell table:formula="of:=[$Girl.B9]*1000" office:value-type="float" office:value="1140" calcext:value-type="float">
            <text:p>1140,00</text:p>
          </table:table-cell>
          <table:table-cell table:formula="of:=[$Boy.B9]*1000" office:value-type="float" office:value="1210" calcext:value-type="float">
            <text:p>1210,00</text:p>
          </table:table-cell>
          <table:table-cell/>
        </table:table-row>
        <table:table-row table:style-name="ro1">
          <table:table-cell table:style-name="ce33" office:value-type="string" calcext:value-type="string">
            <text:p>32+0</text:p>
          </table:table-cell>
          <table:table-cell table:formula="of:=[$Girl.B10]*1000" office:value-type="float" office:value="1280" calcext:value-type="float">
            <text:p>1280,00</text:p>
          </table:table-cell>
          <table:table-cell table:formula="of:=[$Boy.B10]*1000" office:value-type="float" office:value="1360" calcext:value-type="float">
            <text:p>1360,00</text:p>
          </table:table-cell>
          <table:table-cell/>
        </table:table-row>
        <table:table-row table:style-name="ro1">
          <table:table-cell table:style-name="ce34" office:value-type="string" calcext:value-type="string">
            <text:p>33+0</text:p>
          </table:table-cell>
          <table:table-cell table:formula="of:=[$Girl.B11]*1000" office:value-type="float" office:value="1410" calcext:value-type="float">
            <text:p>1410,00</text:p>
          </table:table-cell>
          <table:table-cell table:formula="of:=[$Boy.B11]*1000" office:value-type="float" office:value="1430" calcext:value-type="float">
            <text:p>1430,00</text:p>
          </table:table-cell>
          <table:table-cell/>
        </table:table-row>
        <table:table-row table:style-name="ro1">
          <table:table-cell office:value-type="string" calcext:value-type="string">
            <text:p>34+0</text:p>
          </table:table-cell>
          <table:table-cell table:formula="of:=[$Girl.B12]*1000" office:value-type="float" office:value="1680" calcext:value-type="float">
            <text:p>1680,00</text:p>
          </table:table-cell>
          <table:table-cell table:formula="of:=[$Boy.B12]*1000" office:value-type="float" office:value="1710" calcext:value-type="float">
            <text:p>1710,00</text:p>
          </table:table-cell>
          <table:table-cell/>
        </table:table-row>
        <table:table-row table:style-name="ro1">
          <table:table-cell office:value-type="string" calcext:value-type="string">
            <text:p>35+0</text:p>
          </table:table-cell>
          <table:table-cell table:formula="of:=[$Girl.B13]*1000" office:value-type="float" office:value="1920" calcext:value-type="float">
            <text:p>1920,00</text:p>
          </table:table-cell>
          <table:table-cell table:formula="of:=[$Boy.B13]*1000" office:value-type="float" office:value="1950" calcext:value-type="float">
            <text:p>1950,00</text:p>
          </table:table-cell>
          <table:table-cell/>
        </table:table-row>
        <table:table-row table:style-name="ro1">
          <table:table-cell office:value-type="string" calcext:value-type="string">
            <text:p>36+0</text:p>
          </table:table-cell>
          <table:table-cell table:formula="of:=[$Girl.B14]*1000" office:value-type="float" office:value="2140" calcext:value-type="float">
            <text:p>2140,00</text:p>
          </table:table-cell>
          <table:table-cell table:formula="of:=[$Boy.B14]*1000" office:value-type="float" office:value="2180" calcext:value-type="float">
            <text:p>2180,00</text:p>
          </table:table-cell>
          <table:table-cell/>
        </table:table-row>
        <table:table-row table:style-name="ro1">
          <table:table-cell office:value-type="string" calcext:value-type="string">
            <text:p>37+0</text:p>
          </table:table-cell>
          <table:table-cell table:formula="of:=[$Girl.B15]*1000" office:value-type="float" office:value="2330" calcext:value-type="float">
            <text:p>2330,00</text:p>
          </table:table-cell>
          <table:table-cell table:formula="of:=[$Boy.B15]*1000" office:value-type="float" office:value="2380" calcext:value-type="float">
            <text:p>2380,00</text:p>
          </table:table-cell>
          <table:table-cell/>
        </table:table-row>
        <table:table-row table:style-name="ro1">
          <table:table-cell office:value-type="string" calcext:value-type="string">
            <text:p>38+0</text:p>
          </table:table-cell>
          <table:table-cell table:formula="of:=[$Girl.B16]*1000" office:value-type="float" office:value="2500" calcext:value-type="float">
            <text:p>2500,00</text:p>
          </table:table-cell>
          <table:table-cell table:formula="of:=[$Boy.B16]*1000" office:value-type="float" office:value="2570" calcext:value-type="float">
            <text:p>2570,00</text:p>
          </table:table-cell>
          <table:table-cell/>
        </table:table-row>
        <table:table-row table:style-name="ro1">
          <table:table-cell office:value-type="string" calcext:value-type="string">
            <text:p>39+0</text:p>
          </table:table-cell>
          <table:table-cell table:formula="of:=[$Girl.B17]*1000" office:value-type="float" office:value="2650" calcext:value-type="float">
            <text:p>2650,00</text:p>
          </table:table-cell>
          <table:table-cell table:formula="of:=[$Boy.B17]*1000" office:value-type="float" office:value="2730" calcext:value-type="float">
            <text:p>2730,00</text:p>
          </table:table-cell>
          <table:table-cell/>
        </table:table-row>
        <table:table-row table:style-name="ro1">
          <table:table-cell office:value-type="string" calcext:value-type="string">
            <text:p>40+0</text:p>
          </table:table-cell>
          <table:table-cell table:formula="of:=[$Girl.B18]*1000" office:value-type="float" office:value="2780" calcext:value-type="float">
            <text:p>2780,00</text:p>
          </table:table-cell>
          <table:table-cell table:formula="of:=[$Boy.B18]*1000" office:value-type="float" office:value="2880" calcext:value-type="float">
            <text:p>2880,00</text:p>
          </table:table-cell>
          <table:table-cell/>
        </table:table-row>
        <table:table-row table:style-name="ro1">
          <table:table-cell office:value-type="string" calcext:value-type="string">
            <text:p>41+0</text:p>
          </table:table-cell>
          <table:table-cell table:formula="of:=[$Girl.B19]*1000" office:value-type="float" office:value="2890" calcext:value-type="float">
            <text:p>2890,00</text:p>
          </table:table-cell>
          <table:table-cell table:formula="of:=[$Boy.B19]*1000" office:value-type="float" office:value="3010" calcext:value-type="float">
            <text:p>3010,00</text:p>
          </table:table-cell>
          <table:table-cell/>
        </table:table-row>
        <table:table-row table:style-name="ro1">
          <table:table-cell office:value-type="string" calcext:value-type="string">
            <text:p>42+0</text:p>
          </table:table-cell>
          <table:table-cell table:formula="of:=[$Girl.B20]*1000" office:value-type="float" office:value="2980" calcext:value-type="float">
            <text:p>2980,00</text:p>
          </table:table-cell>
          <table:table-cell table:formula="of:=[$Boy.B20]*1000" office:value-type="float" office:value="3120" calcext:value-type="float">
            <text:p>3120,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3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4P0"/>
    </number:currency-style>
    <number:currency-style style:name="N13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2P0"/>
    </number:currency-style>
    <number:currency-style style:name="N13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1P0"/>
    </number:currency-style>
    <number:currency-style style:name="N129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9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9P2" style:volatile="true">
      <number:currency-symbol/>
      <number:fill-character> </number:fill-character>
      <number:text>- </number:text>
    </number:currency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2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date-style style:name="N121">
      <number:month/>
      <number:text>/</number:text>
      <number:day/>
      <number:text>/</number:text>
      <number:year number:style="long"/>
    </number:date-style>
    <number:number-style style:name="N108P0" style:volatile="true"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10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10">
      <number:hours/>
      <number:text>:</number:text>
      <number:minutes number:style="long"/>
      <number:text>:</number:text>
      <number:seconds number:style="long"/>
    </number:time-style>
    <number:time-style style:name="N111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13">
      <number:hours/>
      <number:text>:</number:text>
      <number:minutes number:style="long"/>
      <number:text> </number:text>
      <number:am-pm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4P0"/>
    </number:number-style>
    <number:date-style style:name="N115">
      <number:month number:textual="true"/>
      <number:text>-</number:text>
      <number:year/>
    </number:date-style>
    <number:currency-style style:name="N14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5P0"/>
    </number:currency-style>
    <number:time-style style:name="N116">
      <number:minutes number:style="long"/>
      <number:text>:</number:text>
      <number:seconds number:style="long" number:decimal-places="1"/>
    </number:time-style>
    <number:date-style style:name="N117">
      <number:day/>
      <number:text>-</number:text>
      <number:month number:textual="true"/>
    </number:dat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19">
      <number:day/>
      <number:text>-</number:text>
      <number:month number:textual="true"/>
      <number:text>-</number:text>
      <number:year/>
    </number:date-style>
    <number:time-style style:name="N120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07:56:30.561001394</meta:creation-date>
    <dc:date>2025-03-12T16:37:57.438537483</dc:date>
    <meta:editing-duration>PT2H43M24S</meta:editing-duration>
    <meta:editing-cycles>12</meta:editing-cycles>
    <meta:generator>LibreOffice/7.3.7.2$Linux_X86_64 LibreOffice_project/30$Build-2</meta:generator>
    <meta:document-statistic meta:table-count="3" meta:cell-count="140" meta:object-count="0"/>
  </office:meta>
</office:document-meta>
</file>